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51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-160.pcap" table:style-name="ta1">
        <table:shapes>
          <draw:frame draw:z-index="0" draw:style-name="gr1" draw:text-style-name="P1" svg:width="12cm" svg:height="4cm" svg:x="10.949cm" svg:y="3.088cm">
            <draw:object draw:notify-on-update-of-ranges="'mixed-160.pcap'.B4:'mixed-160.pcap'.B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cm" svg:height="4cm" svg:x="30.619cm" svg:y="3.126cm">
            <draw:object draw:notify-on-update-of-ranges="'mixed-160.pcap'.B84:'mixed-160.pcap'.B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cm" svg:height="4cm" svg:x="11.838cm" svg:y="60.699cm">
            <draw:object draw:notify-on-update-of-ranges="'mixed-160.pcap'.B132:'mixed-160.pcap'.B1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cm" svg:height="4cm" svg:x="30.722cm" svg:y="60.856cm">
            <draw:object draw:notify-on-update-of-ranges="'mixed-160.pcap'.B141:'mixed-160.pcap'.B1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cm" svg:height="4cm" svg:x="12.043cm" svg:y="72.179cm">
            <draw:object draw:notify-on-update-of-ranges="'mixed-160.pcap'.B155:'mixed-160.pcap'.B1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cm" svg:height="4cm" svg:x="29.148cm" svg:y="72.387cm">
            <draw:object draw:notify-on-update-of-ranges="'mixed-160.pcap'.B165:'mixed-160.pcap'.B1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cm" svg:height="4cm" svg:x="12.145cm" svg:y="82.253cm">
            <draw:object draw:notify-on-update-of-ranges="'mixed-160.pcap'.B179:'mixed-160.pcap'.B18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cm" svg:height="4cm" svg:x="27.438cm" svg:y="82.299cm">
            <draw:object draw:notify-on-update-of-ranges="'mixed-160.pcap'.B190:'mixed-160.pcap'.B19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2cm" svg:height="4cm" svg:x="12.077cm" svg:y="94.764cm">
            <draw:object draw:notify-on-update-of-ranges="'mixed-160.pcap'.B205:'mixed-160.pcap'.B2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cm" svg:height="4cm" svg:x="11.564cm" svg:y="108.547cm">
            <draw:object draw:notify-on-update-of-ranges="'mixed-160.pcap'.B233:'mixed-160.pcap'.B2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cm" svg:height="4cm" svg:x="29.627cm" svg:y="109.033cm">
            <draw:object draw:notify-on-update-of-ranges="'mixed-160.pcap'.B247:'mixed-160.pcap'.B25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2cm" svg:height="4cm" svg:x="28.43cm" svg:y="95.081cm">
            <draw:object draw:notify-on-update-of-ranges="'mixed-160.pcap'.B217:'mixed-160.pcap'.B2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reading mixed-160.pcap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: 192.168.1.33:51359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17824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885" calcext:value-type="float">
            <text:p>8885</text:p>
          </table:table-cell>
          <table:table-cell/>
          <table:table-cell table:style-name="ce1" office:value-type="string" calcext:value-type="string">
            <text:p>Conversation 1: In</text:p>
          </table:table-cell>
          <table:table-cell table:number-columns-repeated="8"/>
          <table:table-cell table:style-name="ce1" office:value-type="string" calcext:value-type="string">
            <text:p>Conversation 1: Ou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5" calcext:value-type="float">
            <text:p>315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6" calcext:value-type="float">
            <text:p>316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8" calcext:value-type="float">
            <text:p>358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0" calcext:value-type="float">
            <text:p>310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4" calcext:value-type="float">
            <text:p>284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" calcext:value-type="float">
            <text:p>317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2" calcext:value-type="float">
            <text:p>352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42" calcext:value-type="float">
            <text:p>342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3" calcext:value-type="float">
            <text:p>293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50" calcext:value-type="float">
            <text:p>350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3" calcext:value-type="float">
            <text:p>293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2" calcext:value-type="float">
            <text:p>382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32" calcext:value-type="float">
            <text:p>332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8" calcext:value-type="float">
            <text:p>298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2112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12" calcext:value-type="float">
            <text:p>321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13" calcext:value-type="float">
            <text:p>1813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90" calcext:value-type="float">
            <text:p>3490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49" calcext:value-type="float">
            <text:p>3649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3" calcext:value-type="float">
            <text:p>343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4" calcext:value-type="float">
            <text:p>724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74" calcext:value-type="float">
            <text:p>674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15" calcext:value-type="float">
            <text:p>715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1" calcext:value-type="float">
            <text:p>621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76" calcext:value-type="float">
            <text:p>676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0" calcext:value-type="float">
            <text:p>670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73" calcext:value-type="float">
            <text:p>673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2" calcext:value-type="float">
            <text:p>662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1: 192.168.1.33:51360 <text:s/>&lt;=&gt; <text:s/>192.168.1.15:443 <text:s/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N: 19</text:p>
          </table:table-cell>
          <table:table-cell table:number-columns-repeated="3"/>
          <table:table-cell table:style-name="ce1" office:value-type="string" calcext:value-type="string">
            <text:p>Conversation 2: In</text:p>
          </table:table-cell>
          <table:table-cell table:number-columns-repeated="7"/>
          <table:table-cell table:style-name="ce1" office:value-type="string" calcext:value-type="string">
            <text:p>Conversation 2: Ou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20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2: 192.168.1.33:51361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129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onversation 3: In</text:p>
          </table:table-cell>
          <table:table-cell table:number-columns-repeated="7"/>
          <table:table-cell table:style-name="ce1" office:value-type="string" calcext:value-type="string">
            <text:p>Conversation 3: Out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130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2">
          <table:table-cell office:value-type="string" calcext:value-type="string">
            <text:p>3: 192.168.1.33:51362 <text:s/>&lt;=&gt; <text:s/>192.168.1.15:443 <text:s/></text:p>
          </table:table-cell>
          <table:table-cell table:number-columns-repeated="2"/>
          <table:table-cell table:style-name="ce1" office:value-type="string" calcext:value-type="string">
            <text:p>Conversation 4: In</text:p>
          </table:table-cell>
          <table:table-cell table:number-columns-repeated="6"/>
          <table:table-cell table:style-name="ce1" office:value-type="string" calcext:value-type="string">
            <text:p>Conversation 4: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: 123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123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4: 192.168.1.33:51363 <text:s/>&lt;=&gt; <text:s/>192.168.1.15:443 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: 12240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onversation 5: In</text:p>
          </table:table-cell>
          <table:table-cell table:number-columns-repeated="7"/>
          <table:table-cell table:style-name="ce1" office:value-type="string" calcext:value-type="string">
            <text:p>Conversation 5: Out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32" calcext:value-type="float">
            <text:p>2232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1223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32" calcext:value-type="float">
            <text:p>2232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2">
          <table:table-cell office:value-type="string" calcext:value-type="string">
            <text:p>5: 192.168.1.33:51364 <text:s/>&lt;=&gt; <text:s/>192.168.1.15:443 <text:s/></text:p>
          </table:table-cell>
          <table:table-cell table:number-columns-repeated="2"/>
          <table:table-cell table:style-name="ce1" office:value-type="string" calcext:value-type="string">
            <text:p>Conversation 6: In</text:p>
          </table:table-cell>
          <table:table-cell table:number-columns-repeated="7"/>
          <table:table-cell table:style-name="ce1" office:value-type="string" calcext:value-type="string">
            <text:p>Conversation 6: Out</text:p>
          </table:table-cell>
          <table:table-cell/>
        </table:table-row>
        <table:table-row table:style-name="ro1">
          <table:table-cell office:value-type="string" calcext:value-type="string">
            <text:p>IN: 12232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0000" calcext:value-type="float">
            <text:p>90000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307" calcext:value-type="float">
            <text:p>22307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: 122322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000" calcext:value-type="float">
            <text:p>9000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2307" calcext:value-type="float">
            <text:p>11230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3:34:17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1T13:44:09.201000000</dc:date>
    <meta:editing-duration>PT14M</meta:editing-duration>
    <meta:editing-cycles>3</meta:editing-cycles>
    <meta:generator>LibreOffice/7.0.2.2$Windows_X86_64 LibreOffice_project/8349ace3c3162073abd90d81fd06dcfb6b36b994</meta:generator>
    <meta:document-statistic meta:table-count="1" meta:cell-count="465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4:'mixed-160.pcap'.B82" svg:x="0.24cm" svg:y="0.08cm" svg:width="11.521cm" svg:height="3.841cm">
          <chart:coordinate-region svg:x="1.417cm" svg:y="0.279cm" svg:width="10.344cm" svg:height="2.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4:'mixed-160.pcap'.B82" chart:class="chart:bar"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85">
                <text:p>8885</text:p>
                <draw:g>
                  <svg:desc>'mixed-160.pcap'.B4:'mixed-160.pcap'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233:'mixed-160.pcap'.B245" svg:x="0.24cm" svg:y="0.08cm" svg:width="11.521cm" svg:height="3.841cm">
          <chart:coordinate-region svg:x="1.602cm" svg:y="0.279cm" svg:width="10.15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233:'mixed-160.pcap'.B245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mixed-160.pcap'.B233:'mixed-160.pcap'.B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07">
                <text:p>22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247:'mixed-160.pcap'.B256" svg:x="0.24cm" svg:y="0.08cm" svg:width="11.521cm" svg:height="3.841cm">
          <chart:coordinate-region svg:x="1.602cm" svg:y="0.279cm" svg:width="10.15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247:'mixed-160.pcap'.B2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mixed-160.pcap'.B247:'mixed-160.pcap'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307">
                <text:p>1123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217:'mixed-160.pcap'.B226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217:'mixed-160.pcap'.B2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160.pcap'.B217:'mixed-160.pcap'.B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2">
                <text:p>22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84:'mixed-160.pcap'.B125" svg:x="0.24cm" svg:y="0.08cm" svg:width="11.521cm" svg:height="3.841cm">
          <chart:coordinate-region svg:x="1.232cm" svg:y="0.28cm" svg:width="10.529cm" svg:height="2.8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84:'mixed-160.pcap'.B125" chart:class="chart:ba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2">
                <text:p>3212</text:p>
                <draw:g>
                  <svg:desc>'mixed-160.pcap'.B84:'mixed-160.pcap'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132:'mixed-160.pcap'.B139" svg:x="0.24cm" svg:y="0.08cm" svg:width="11.521cm" svg:height="3.841cm">
          <chart:coordinate-region svg:x="0.861cm" svg:y="0.28cm" svg:width="10.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132:'mixed-160.pcap'.B139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160.pcap'.B132:'mixed-160.pcap'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141:'mixed-160.pcap'.B148" svg:x="0.24cm" svg:y="0.08cm" svg:width="11.521cm" svg:height="3.841cm">
          <chart:coordinate-region svg:x="0.861cm" svg:y="0.28cm" svg:width="10.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141:'mixed-160.pcap'.B148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160.pcap'.B141:'mixed-160.pcap'.B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155:'mixed-160.pcap'.B163" svg:x="0.24cm" svg:y="0.08cm" svg:width="11.521cm" svg:height="3.841cm">
          <chart:coordinate-region svg:x="1.047cm" svg:y="0.279cm" svg:width="10.71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155:'mixed-160.pcap'.B163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160.pcap'.B155:'mixed-160.pcap'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165:'mixed-160.pcap'.B172" svg:x="0.24cm" svg:y="0.08cm" svg:width="11.521cm" svg:height="3.841cm">
          <chart:coordinate-region svg:x="1.047cm" svg:y="0.279cm" svg:width="10.71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165:'mixed-160.pcap'.B172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160.pcap'.B165:'mixed-160.pcap'.B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179:'mixed-160.pcap'.B188" svg:x="0.24cm" svg:y="0.08cm" svg:width="11.521cm" svg:height="3.841cm">
          <chart:coordinate-region svg:x="1.232cm" svg:y="0.28cm" svg:width="10.529cm" svg:height="2.9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179:'mixed-160.pcap'.B18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ixed-160.pcap'.B179:'mixed-160.pcap'.B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190:'mixed-160.pcap'.B198" svg:x="0.24cm" svg:y="0.08cm" svg:width="11.521cm" svg:height="3.841cm">
          <chart:coordinate-region svg:x="1.232cm" svg:y="0.279cm" svg:width="10.529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190:'mixed-160.pcap'.B198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mixed-160.pcap'.B190:'mixed-160.pcap'.B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4.001cm" xlink:href=".." xlink:type="simple" chart:class="chart:bar" chart:style-name="ch1">
        <chart:plot-area chart:style-name="ch2" table:cell-range-address="'mixed-160.pcap'.B205:'mixed-160.pcap'.B215" svg:x="0.24cm" svg:y="0.08cm" svg:width="11.521cm" svg:height="3.841cm">
          <chart:coordinate-region svg:x="1.417cm" svg:y="0.279cm" svg:width="10.344cm" svg:height="2.9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mixed-160.pcap'.B205:'mixed-160.pcap'.B215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mixed-160.pcap'.B205:'mixed-160.pcap'.B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